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59cm" table:align="margins" style:writing-mode="page"/>
    </style:style>
    <style:style style:name="Tableau1.A" style:family="table-column">
      <style:table-column-properties style:column-width="3.517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background-color="transparent" style:shadow="none" style:writing-mode="page"/>
      <style:text-properties fo:font-size="11pt" officeooo:rsid="00033388" officeooo:paragraph-rsid="00033388" style:font-size-asian="11pt" style:font-size-complex="11pt"/>
    </style:style>
    <style:style style:name="P2" style:family="paragraph" style:parent-style-name="Standard">
      <loext:graphic-properties draw:fill="none"/>
      <style:paragraph-properties fo:background-color="transparent" style:shadow="none" style:writing-mode="page"/>
      <style:text-properties fo:font-size="11pt" officeooo:rsid="000512fe" officeooo:paragraph-rsid="000512fe" style:font-size-asian="11pt" style:font-size-complex="11pt"/>
    </style:style>
    <style:style style:name="P3" style:family="paragraph" style:parent-style-name="Standard">
      <loext:graphic-properties draw:fill="none"/>
      <style:paragraph-properties fo:background-color="transparent" style:shadow="none" style:writing-mode="page"/>
      <style:text-properties fo:font-size="11pt" officeooo:rsid="00095983" officeooo:paragraph-rsid="00095983" style:font-size-asian="11pt" style:font-size-complex="11pt"/>
    </style:style>
    <style:style style:name="P4" style:family="paragraph" style:parent-style-name="Standard">
      <loext:graphic-properties draw:fill="none"/>
      <style:paragraph-properties fo:background-color="transparent" style:shadow="none" style:writing-mode="page"/>
      <style:text-properties fo:font-size="11pt" officeooo:rsid="000a2627" officeooo:paragraph-rsid="000a2627" style:font-size-asian="11pt" style:font-size-complex="11pt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able_20_Contents">
      <style:text-properties fo:font-size="11pt" officeooo:rsid="000680a1" officeooo:paragraph-rsid="000680a1" style:font-size-asian="11pt" style:font-size-complex="11pt"/>
    </style:style>
    <style:style style:name="P7" style:family="paragraph" style:parent-style-name="Table_20_Contents">
      <style:text-properties fo:font-size="11pt" fo:font-style="italic" officeooo:rsid="000680a1" officeooo:paragraph-rsid="000680a1" style:font-size-asian="11pt" style:font-style-asian="italic" style:font-size-complex="11pt" style:font-style-complex="italic"/>
    </style:style>
    <style:style style:name="T1" style:family="text">
      <style:text-properties officeooo:rsid="000512f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2627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f : </text:p>
      <text:p text:style-name="P1">- Mettre en pratique les techniques d’ensemencement ainsi que les caractères morphologiques et culturaux des bactéries</text:p>
      <text:p text:style-name="P1">- Trouver les facteurs qui influence le développement des microorganismes et la mise en évident du métabolisme énergétique</text:p>
      <text:p text:style-name="P1"/>
      <text:p text:style-name="P1">Protocole succint : </text:p>
      <text:p text:style-name="P1"/>
      <text:p text:style-name="P1">Ensemencement du milieu solide : </text:p>
      <text:p text:style-name="P1">- Stériliser le bout de la pipette pasteur ou l’oëse</text:p>
      <text:p text:style-name="P1">- Laisser refroidir quelques secondes au risque de tuer toutes les bactéries</text:p>
      <text:p text:style-name="P1">- Prendre un échantillon de colonie à l’aide de la pipette ou de l’oëse</text:p>
      <text:p text:style-name="P1">- Appliquer doucement <text:span text:style-name="T1">sur la surface en appliquant des mouvements réguliers</text:span></text:p>
      <text:p text:style-name="P1"/>
      <text:p text:style-name="P2">Ensemencement du milieu liquide : </text:p>
      <text:p text:style-name="P2">- Stériliser le bout de l’anse</text:p>
      <text:p text:style-name="P2">- Laisser refroidir</text:p>
      <text:p text:style-name="P2">- Tremper l’anse dans l’échantillon liquide</text:p>
      <text:p text:style-name="P2">- Tremper dans le tube à ensemencer et agiter un peu</text:p>
      <text:p text:style-name="P2"/>
      <text:p text:style-name="P2">Présentation des résultats : </text:p>
      <text:p text:style-name="P2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6">Souche</text:p>
          </table:table-cell>
          <table:table-cell table:style-name="Tableau1.A1" office:value-type="string">
            <text:p text:style-name="P6">Aspect des colonies sur milieu solide</text:p>
          </table:table-cell>
          <table:table-cell table:style-name="Tableau1.A1" office:value-type="string">
            <text:p text:style-name="P6">Aspect des colonies sur milieu liquide</text:p>
          </table:table-cell>
          <table:table-cell table:style-name="Tableau1.A1" office:value-type="string">
            <text:p text:style-name="P6">Examen microscopique, coloration de gram</text:p>
          </table:table-cell>
          <table:table-cell table:style-name="Tableau1.E1" office:value-type="string">
            <text:p text:style-name="P6">Examen microscopique, forme et arrangement des bactéries</text:p>
          </table:table-cell>
        </table:table-row>
        <table:table-row>
          <table:table-cell table:style-name="Tableau1.A2" office:value-type="string">
            <text:p text:style-name="P7">Staphylococcus epidermis</text:p>
          </table:table-cell>
          <table:table-cell table:style-name="Tableau1.A2" office:value-type="string">
            <text:p text:style-name="P6">Plutôt rugeux, bombé, bords dentelé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6">Gram +</text:p>
          </table:table-cell>
          <table:table-cell table:style-name="Tableau1.E2" office:value-type="string">
            <text:p text:style-name="P6">Coques en amas</text:p>
          </table:table-cell>
        </table:table-row>
        <table:table-row>
          <table:table-cell table:style-name="Tableau1.A2" office:value-type="string">
            <text:p text:style-name="P7">Bacillus subtilis</text:p>
          </table:table-cell>
          <table:table-cell table:style-name="Tableau1.A2" office:value-type="string">
            <text:p text:style-name="P6">Rugueux</text:p>
          </table:table-cell>
          <table:table-cell table:style-name="Tableau1.A2" office:value-type="string">
            <text:p text:style-name="P6">Peu opaque, aspect en chainette, aucun dépôt</text:p>
          </table:table-cell>
          <table:table-cell table:style-name="Tableau1.A2" office:value-type="string">
            <text:p text:style-name="P6">Gram +</text:p>
          </table:table-cell>
          <table:table-cell table:style-name="Tableau1.E2" office:value-type="string">
            <text:p text:style-name="P6">Batonnets, chaîne</text:p>
          </table:table-cell>
        </table:table-row>
        <table:table-row>
          <table:table-cell table:style-name="Tableau1.A2" office:value-type="string">
            <text:p text:style-name="P7">Escherichia coli</text:p>
          </table:table-cell>
          <table:table-cell table:style-name="Tableau1.A2" office:value-type="string">
            <text:p text:style-name="P6">Lisse vers semi-rugeux,</text:p>
            <text:p text:style-name="P6">plat</text:p>
          </table:table-cell>
          <table:table-cell table:style-name="Tableau1.A2" office:value-type="string">
            <text:p text:style-name="P6">Presque opaque, dépôt au fond du tube</text:p>
          </table:table-cell>
          <table:table-cell table:style-name="Tableau1.A2" office:value-type="string">
            <text:p text:style-name="P6">Gram +</text:p>
            <text:p text:style-name="P6">violet</text:p>
          </table:table-cell>
          <table:table-cell table:style-name="Tableau1.E2" office:value-type="string">
            <text:p text:style-name="P6">Ovale</text:p>
            <text:p text:style-name="P6">Amas d’environ 10 bactéries</text:p>
          </table:table-cell>
        </table:table-row>
        <table:table-row>
          <table:table-cell table:style-name="Tableau1.A2" office:value-type="string">
            <text:p text:style-name="P7">Pseudonomas fluorescenc</text:p>
          </table:table-cell>
          <table:table-cell table:style-name="Tableau1.A2" office:value-type="string">
            <text:p text:style-name="P6">Rugueux</text:p>
          </table:table-cell>
          <table:table-cell table:style-name="Tableau1.A2" office:value-type="string">
            <text:p text:style-name="P6">Opacité légère, un peu trouble, dépôt au fond du tube</text:p>
          </table:table-cell>
          <table:table-cell table:style-name="Tableau1.A2" office:value-type="string">
            <text:p text:style-name="P6">Gram -</text:p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7">Clostridium sprorogenes</text:p>
          </table:table-cell>
          <table:table-cell table:style-name="Tableau1.A2" office:value-type="string">
            <text:p text:style-name="P6">Rugueux, noir</text:p>
          </table:table-cell>
          <table:table-cell table:style-name="Tableau1.A2" office:value-type="string">
            <text:p text:style-name="P6">Dépot lisse au ond du tube</text:p>
          </table:table-cell>
          <table:table-cell table:style-name="Tableau1.A2" office:value-type="string">
            <text:p text:style-name="P6">Gram +</text:p>
          </table:table-cell>
          <table:table-cell table:style-name="Tableau1.E2" office:value-type="string">
            <text:p text:style-name="P6">Coques batonnets</text:p>
          </table:table-cell>
        </table:table-row>
      </table:table>
      <text:p text:style-name="P2"/>
      <text:p text:style-name="P3">Observation des empreintes de doigts sur le milieu de culture</text:p>
      <text:p text:style-name="P3"/>
      <text:p text:style-name="P3">Avec TSA, on a quelques colonies tandis qu’avec CHAPMAN, il n’y a aucune colonie.</text:p>
      <text:p text:style-name="P3"/>
      <text:p text:style-name="P3">Influence des conditions extérieures sur le développement bactérien : </text:p>
      <text:p text:style-name="P3"/>
      <text:p text:style-name="P3">La température d’incubation n’influe pas sur le développement de <text:span text:style-name="T4">E.coli</text:span><text:span text:style-name="T2"> car dans chaque tube, il y a un développement de bactéries quelque soit la température (5°C, 20°C, 37°C et 55°C).</text:span></text:p>
      <text:p text:style-name="P3"><text:span text:style-name="T2"/></text:p>
      <text:p text:style-name="P3"><text:soft-page-break/><text:span text:style-name="T2">Le pH influe sur le développement de </text:span><text:span text:style-name="T4">E.coli</text:span><text:span text:style-name="T2"> car il n’y a aucun développement à pH 2.6, pH 3.6 et pH 10, le liquide reste transparent. Aux pH 6.8 et pH 8.6, il y a un développement des bactéries </text:span><text:span text:style-name="T3">car les tubes sont troubles.</text:span></text:p>
      <text:p text:style-name="P3"><text:span text:style-name="T3"/></text:p>
      <text:p text:style-name="P4"><text:span text:style-name="T2">La pression osmotique influe aussi sur le développement d’</text:span><text:span text:style-name="T4">E.coli</text:span><text:span text:style-name="T2">, le tube témoin est trouble ainsi que lorsqu’il y a 5 % de NaCl. Cependant lorsque la pression osmotique augmente (10 % de NaCl et 20 % de NaCl), il n’y a aucune trouble dans le bouillon nutritif. <text:s/></text:span></text:p>
      <text:p text:style-name="P4"><text:span text:style-name="T2"/></text:p>
      <text:p text:style-name="P4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9:32:49.195088549</meta:creation-date>
    <dc:date>2017-10-03T21:06:17.644627396</dc:date>
    <meta:editing-duration>PT5M23S</meta:editing-duration>
    <meta:editing-cycles>2</meta:editing-cycles>
    <meta:generator>LibreOffice/5.3.6.1$Linux_X86_64 LibreOffice_project/30m0$Build-1</meta:generator>
    <meta:document-statistic meta:table-count="1" meta:image-count="0" meta:object-count="0" meta:page-count="2" meta:paragraph-count="52" meta:word-count="381" meta:character-count="2311" meta:non-whitespace-character-count="1974"/>
  </office:meta>
</office:document-meta>
</file>